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size="28pt" style:font-size-asian="28pt" style:font-size-complex="28pt"/>
    </style:style>
  </office:automatic-styles>
  <office:body>
    <office:text text:use-soft-page-breaks="true">
      <text:p text:style-name="P1">Történet</text:p>
      <text:p text:style-name="Normál">Noah Wilkins megy haza a munkahelyéről este és útközben lerobban a kocsija majd kiszáll és megnézi mi a baj de egy fura alak előjön a sikátorból és elrabolja majd egy kövi scene-ben már ébredezik valaho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ávid Halász</meta:initial-creator>
    <dc:creator>Dávid Halász</dc:creator>
    <meta:creation-date>2019-02-07T20:09:00Z</meta:creation-date>
    <dc:date>2019-02-08T16:00:00Z</dc:date>
    <meta:template xlink:href="Normal" xlink:type="simple"/>
    <meta:editing-cycles>3</meta:editing-cycles>
    <meta:editing-duration>PT1080S</meta:editing-duration>
    <meta:document-statistic meta:page-count="1" meta:paragraph-count="1" meta:word-count="27" meta:character-count="213" meta:row-count="1" meta:non-whitespace-character-count="187"/>
  </office:meta>
</office:document-meta>
</file>